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19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8535in"/>
    </style:style>
    <style:style style:name="co5" style:family="table-column">
      <style:table-column-properties fo:break-before="auto" style:column-width="2.0984in"/>
    </style:style>
    <style:style style:name="co6" style:family="table-column">
      <style:table-column-properties fo:break-before="auto" style:column-width="2.148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1.9146in"/>
    </style:style>
    <style:style style:name="co9" style:family="table-column">
      <style:table-column-properties fo:break-before="auto" style:column-width="1.951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3">
          <table:table-cell table:style-name="ce8" table:formula="of:=SUMPRODUCT([.B14:.B19];[.B5:.B10]) + SUMPRODUCT([.B14:.B19];[.D5:.D10]) + 5 * SUMPRODUCT([.B14:.B19];[.F5:.F10]) + SUMPRODUCT([.B14:.B19];[.G5:.G10])  + 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21:45:38.944276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5-18T13:56:57.369037129</dc:date>
    <meta:editing-duration>P3DT1H7M</meta:editing-duration>
    <meta:editing-cycles>17</meta:editing-cycles>
    <meta:generator>LibreOffice/4.2.8.2$Linux_X86_64 LibreOffice_project/420m0$Build-2</meta:generator>
    <meta:document-statistic meta:table-count="3" meta:cell-count="113" meta:object-count="0"/>
  </office:meta>
</office:document-meta>
</file>